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MS Mincho" svg:font-family="'MS Mincho', 'ＭＳ 明朝'" style:font-family-generic="modern"/>
    <style:font-face style:name="Roboto" svg:font-family="Robot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style:font-name="Roboto" fo:font-size="11pt" style:font-size-asian="11pt" style:font-size-complex="11pt"/>
    </style:style>
    <style:style style:name="P2" style:family="paragraph" style:parent-style-name="Standard">
      <style:text-properties style:font-name="Roboto" fo:font-size="11pt" officeooo:paragraph-rsid="001c7775" style:font-size-asian="11pt" style:font-size-complex="11pt"/>
    </style:style>
    <style:style style:name="P3" style:family="paragraph" style:parent-style-name="Standard">
      <style:text-properties style:font-name="Roboto" fo:font-size="11pt" style:font-size-asian="11pt" style:font-name-complex="Tahoma" style:font-size-complex="11pt"/>
    </style:style>
    <style:style style:name="P4" style:family="paragraph" style:parent-style-name="Standard">
      <style:text-properties style:font-name="Roboto" fo:font-size="11pt" officeooo:paragraph-rsid="001c7775" style:font-size-asian="11pt" style:font-name-complex="Tahoma" style:font-size-complex="11pt"/>
    </style:style>
    <style:style style:name="P5" style:family="paragraph" style:parent-style-name="Standard">
      <style:text-properties style:font-name="Roboto" fo:font-size="11pt" fo:language="en" fo:country="US" officeooo:paragraph-rsid="001c7775" style:font-size-asian="11pt" style:font-name-complex="Tahoma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Roboto" fo:font-size="11pt" fo:language="en" fo:country="US" fo:font-weight="bold" style:font-size-asian="11pt" style:font-weight-asian="bold" style:font-name-complex="Tahoma" style:font-size-complex="11pt" style:font-weight-complex="bold"/>
    </style:style>
    <style:style style:name="P7" style:family="paragraph" style:parent-style-name="Standard">
      <style:text-properties style:font-name="Roboto" fo:font-size="11pt" fo:font-style="italic" style:text-underline-style="none" fo:font-weight="bold" style:font-size-asian="11pt" style:font-style-asian="italic" style:font-weight-asian="bold" style:font-name-complex="Tahoma" style:font-size-complex="11pt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Roboto" fo:font-size="11pt" fo:font-style="italic" style:text-underline-style="none" fo:font-weight="bold" style:font-size-asian="11pt" style:font-style-asian="italic" style:font-weight-asian="bold" style:font-name-complex="Tahoma" style:font-size-complex="11pt" style:font-style-complex="italic" style:font-weight-complex="bold"/>
    </style:style>
    <style:style style:name="P9" style:family="paragraph" style:parent-style-name="Standard">
      <style:text-properties officeooo:paragraph-rsid="001c7775"/>
    </style:style>
    <style:style style:name="P10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06pt solid #000000"/>
      <style:text-properties style:font-name="Roboto" fo:font-size="11pt" fo:font-style="italic" style:text-underline-style="none" fo:font-weight="bold" style:font-size-asian="11pt" style:font-style-asian="italic" style:font-weight-asian="bold" style:font-name-complex="Tahoma" style:font-size-complex="11pt" style:font-style-complex="italic" style:font-weight-complex="bold"/>
    </style:style>
    <style:style style:name="P11" style:family="paragraph" style:parent-style-name="Standard">
      <style:paragraph-properties fo:text-align="end" style:justify-single-word="false" fo:padding="0in" fo:border-left="none" fo:border-right="none" fo:border-top="none" fo:border-bottom="0.06pt solid #000000"/>
      <style:text-properties style:font-name="Roboto" fo:font-size="11pt" fo:font-style="italic" style:text-underline-style="none" fo:font-weight="bold" style:font-size-asian="11pt" style:font-style-asian="italic" style:font-weight-asian="bold" style:font-name-complex="Tahoma" style:font-size-complex="11pt" style:font-style-complex="italic" style:font-weight-complex="bold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style:font-name="Roboto" fo:font-size="11pt" fo:language="en" fo:country="US" fo:font-weight="bold" style:font-size-asian="11pt" style:font-weight-asian="bold" style:font-name-complex="Tahoma" style:font-size-complex="11pt" style:font-weight-complex="bold"/>
    </style:style>
    <style:style style:name="P13" style:family="paragraph" style:parent-style-name="Standard" style:list-style-name="WW8Num1"/>
    <style:style style:name="P14" style:family="paragraph" style:parent-style-name="Standard">
      <style:text-properties style:font-name="Roboto" fo:font-size="11pt" style:font-size-asian="11pt" style:font-name-complex="Tahoma" style:font-size-complex="11pt"/>
    </style:style>
    <style:style style:name="P15" style:family="paragraph" style:parent-style-name="Standard" style:list-style-name="WW8Num1">
      <style:text-properties style:font-name="Roboto" fo:font-size="11pt" officeooo:paragraph-rsid="001c7775" style:font-size-asian="11pt" style:font-name-complex="Tahoma" style:font-size-complex="11pt"/>
    </style:style>
    <style:style style:name="P16" style:family="paragraph" style:parent-style-name="Standard">
      <style:paragraph-properties fo:text-align="center" style:justify-single-word="false"/>
      <style:text-properties style:font-name="Roboto" fo:font-size="11pt" fo:font-style="italic" style:text-underline-style="none" fo:font-weight="bold" officeooo:paragraph-rsid="0021d3ab" style:font-size-asian="11pt" style:font-style-asian="italic" style:font-weight-asian="bold" style:font-name-complex="Tahoma" style:font-size-complex="11pt" style:font-style-complex="italic" style:font-weight-complex="bold"/>
    </style:style>
    <style:style style:name="T1" style:family="text">
      <style:text-properties style:font-name-complex="Tahoma"/>
    </style:style>
    <style:style style:name="T2" style:family="text">
      <style:text-properties fo:language="en" fo:country="US" style:font-name-complex="Tahoma"/>
    </style:style>
    <style:style style:name="T3" style:family="text">
      <style:text-properties style:font-name="Roboto"/>
    </style:style>
    <style:style style:name="T4" style:family="text">
      <style:text-properties style:font-name="Roboto" fo:font-size="11pt" fo:language="en" fo:country="US" style:font-size-asian="11pt" style:font-name-complex="Tahoma" style:font-size-complex="11pt"/>
    </style:style>
    <style:style style:name="T5" style:family="text">
      <style:text-properties style:font-name="Roboto" fo:font-size="11pt" fo:language="en" fo:country="US" style:font-size-asian="11pt" style:font-size-complex="11pt"/>
    </style:style>
    <style:style style:name="T6" style:family="text">
      <style:text-properties style:font-name="Roboto" fo:font-size="11pt" fo:language="en" fo:country="US" fo:font-style="italic" style:text-underline-style="none" fo:font-weight="bold" style:font-size-asian="11pt" style:font-style-asian="italic" style:font-weight-asian="bold" style:font-name-complex="Tahoma" style:font-size-complex="11pt" style:font-style-complex="italic" style:font-weight-complex="bold"/>
    </style:style>
    <style:style style:name="T7" style:family="text">
      <style:text-properties style:font-name="Roboto" fo:font-size="11pt" fo:language="en" fo:country="US" fo:font-style="italic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T8" style:family="text">
      <style:text-properties style:font-name="Roboto" fo:font-size="11pt" style:font-size-asian="11pt" style:font-size-complex="11pt"/>
    </style:style>
    <style:style style:name="T9" style:family="text">
      <style:text-properties style:font-name="Roboto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style:font-name="Roboto" fo:language="en" fo:country="US"/>
    </style:style>
    <style:style style:name="T11" style:family="text">
      <style:text-properties style:use-window-font-color="true" style:font-name="Roboto" fo:font-size="11pt" fo:language="en" fo:country="US" style:text-underline-style="none" fo:background-color="transparent" loext:char-shading-value="0" style:font-size-asian="11pt" style:font-name-complex="Tahoma" style:font-size-complex="11pt"/>
    </style:style>
    <style:style style:name="T12" style:family="text">
      <style:text-properties style:use-window-font-color="true" style:font-name="Roboto" fo:font-size="11pt" fo:language="en" fo:country="US" style:text-underline-style="none" fo:background-color="transparent" loext:char-shading-value="0" style:font-size-asian="11pt" style:font-size-complex="11pt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21d3ab" style:font-style-asian="normal" style:font-weight-asian="normal" style:font-style-complex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Μιχάλης Τσουχλαράκης</text:p>
      <text:p text:style-name="P6"/>
      <text:p text:style-name="P16"><text:a xlink:type="simple" xlink:href="https://twitter.com/tsouchlarakismd" text:style-name="Internet_20_link" text:visited-style-name="Visited_20_Internet_20_Link"><text:span text:style-name="T9">twitter</text:span></text:a><text:span text:style-name="T9"> | </text:span><text:a xlink:type="simple" xlink:href="https://github.com/michaeltd" text:style-name="Internet_20_link" text:visited-style-name="Visited_20_Internet_20_Link"><text:span text:style-name="T9">github</text:span></text:a><text:span text:style-name="T9"> |</text:span><text:span text:style-name="T14"> </text:span><text:a xlink:type="simple" xlink:href="https://michael.heliohost.org/" text:style-name="Internet_20_link" text:visited-style-name="Visited_20_Internet_20_Link"><text:span text:style-name="T14">web</text:span></text:a><text:span text:style-name="T14"> | </text:span><text:a xlink:type="simple" xlink:href="https://linkedin.com/in/michaeltd" text:style-name="Internet_20_link" text:visited-style-name="Visited_20_Internet_20_Link"><text:span text:style-name="T14">linkedin</text:span></text:a><text:span text:style-name="T14"> </text:span><text:span text:style-name="T9">|</text:span><text:span text:style-name="T14"> </text:span><text:a xlink:type="simple" xlink:href="https://npmjs.com/~michaeltd" text:style-name="Internet_20_link" text:visited-style-name="Visited_20_Internet_20_Link"><text:span text:style-name="T13">npmjs</text:span></text:a><text:span text:style-name="T13"> </text:span><text:span text:style-name="T9">| card: npx michaeltd</text:span></text:p>
      <text:p text:style-name="P8"/>
      <text:p text:style-name="P10">Εκπαίδευση</text:p>
      <text:p text:style-name="P3"/>
      <text:p text:style-name="P9"><text:span text:style-name="T4">2018-2019 </text:span><text:a xlink:type="simple" xlink:href="https://www.freecodecamp.org/michaeltd" office:target-frame-name="_blank" xlink:show="new" text:style-name="Internet_20_link" text:visited-style-name="Visited_20_Internet_20_Link"><text:span text:style-name="Internet_20_link"><text:span text:style-name="T4">freeCodeCamp</text:span></text:span></text:a><text:span text:style-name="Internet_20_link"><text:span text:style-name="T11"> </text:span></text:span><text:span text:style-name="Internet_20_link"><text:span text:style-name="T4"><text:line-break/></text:span></text:span><text:a xlink:type="simple" xlink:href="https://www.freecodecamp.org/certification/michaeltd/legacy-front-end" text:style-name="Internet_20_link" text:visited-style-name="Visited_20_Internet_20_Link"><text:span text:style-name="Internet_20_link"><text:span text:style-name="T8">Διεπαφές Ιστού</text:span></text:span></text:a><text:span text:style-name="Internet_20_link"><text:span text:style-name="T11">, </text:span></text:span><text:a xlink:type="simple" xlink:href="https://www.freecodecamp.org/certification/michaeltd/legacy-data-visualization" text:style-name="Internet_20_link" text:visited-style-name="Visited_20_Internet_20_Link"><text:span text:style-name="Internet_20_link"><text:span text:style-name="T4">Παρουσίαση Δεδομένων</text:span></text:span></text:a></text:p>
      <text:p text:style-name="P4"><text:a xlink:type="simple" xlink:href="https://www.freecodecamp.org/certification/michaeltd/javascript-algorithms-and-data-structures" office:target-frame-name="_blank" xlink:show="new" text:style-name="Internet_20_link" text:visited-style-name="Visited_20_Internet_20_Link"><text:span text:style-name="T3">Αλγόριθμοι</text:span></text:a><text:span text:style-name="T10">, </text:span><text:a xlink:type="simple" xlink:href="https://www.freecodecamp.org/certification/michaeltd/front-end-libraries" text:style-name="Internet_20_link" text:visited-style-name="Visited_20_Internet_20_Link"><text:span text:style-name="T3">Βιβλιοθήκες Διεπαφών</text:span></text:a><text:span text:style-name="T10">, </text:span><text:a xlink:type="simple" xlink:href="https://www.freecodecamp.org/certification/michaeltd/data-visualization" text:style-name="Internet_20_link" text:visited-style-name="Visited_20_Internet_20_Link"><text:span text:style-name="Internet_20_link"><text:span text:style-name="T10">Παρουσίαση Δεδομένων</text:span></text:span></text:a></text:p>
      <text:p text:style-name="P4"><text:span text:style-name="Internet_20_link"><text:span text:style-name="T5"/></text:span></text:p>
      <text:p text:style-name="P9"><text:span text:style-name="T4">2017 </text:span><text:a xlink:type="simple" xlink:href="https://www.sololearn.com/Profile/4692870" office:target-frame-name="_blank" xlink:show="new" text:style-name="Internet_20_link" text:visited-style-name="Visited_20_Internet_20_Link"><text:span text:style-name="Internet_20_link"><text:span text:style-name="T4">Solo Learn</text:span></text:span></text:a></text:p>
      <text:p text:style-name="P9"><text:a xlink:type="simple" xlink:href="https://www.sololearn.com/Certificate/1051-4692870/pdf/" office:target-frame-name="_blank" xlink:show="new" text:style-name="Internet_20_link" text:visited-style-name="Visited_20_Internet_20_Link"><text:span text:style-name="Internet_20_link"><text:span text:style-name="T4">Cpp</text:span></text:span></text:a><text:span text:style-name="T4">, </text:span><text:a xlink:type="simple" xlink:href="https://www.sololearn.com/Certificate/1068-4692870/pdf/" office:target-frame-name="_blank" xlink:show="new" text:style-name="Internet_20_link" text:visited-style-name="Visited_20_Internet_20_Link"><text:span text:style-name="Internet_20_link"><text:span text:style-name="T4">Java</text:span></text:span></text:a><text:span text:style-name="T4">, </text:span><text:a xlink:type="simple" xlink:href="https://www.sololearn.com/Certificate/1073-4692870/pdf/" office:target-frame-name="_blank" xlink:show="new" text:style-name="Internet_20_link" text:visited-style-name="Visited_20_Internet_20_Link"><text:span text:style-name="Internet_20_link"><text:span text:style-name="T4">Python3</text:span></text:span></text:a><text:span text:style-name="T4"> ...</text:span></text:p>
      <text:p text:style-name="P4"><text:span text:style-name="Internet_20_link"><text:span text:style-name="T6"/></text:span></text:p>
      <text:p text:style-name="P4">2006-2009 ΕΑΠ </text:p>
      <text:p text:style-name="P4">Σχολή Θετικών Επιστημών &amp; Τεχνολογίας,</text:p>
      <text:p text:style-name="P4">Τμήμα Πληροφορικής</text:p>
      <text:p text:style-name="P4"><text:span text:style-name="Internet_20_link"><text:span text:style-name="T6"/></text:span></text:p>
      <text:p text:style-name="P5">2002 Constantinou Computer Studies</text:p>
      <text:list xml:id="list2099277987" text:style-name="WW8Num1">
        <text:list-item>
          <text:p text:style-name="P15">Μεθοδολογία και Πρακτικές Ανάπτυξης, Συντήρησης και Διαχείρισης Συστημάτων Πληροφορικής.</text:p>
        </text:list-item>
        <text:list-item>
          <text:p text:style-name="P13"><text:span text:style-name="Internet_20_link"><text:span text:style-name="T12">Oracle PL-SQL, Oracle Developer, Data Base Administration.</text:span></text:span></text:p>
        </text:list-item>
      </text:list>
      <text:p text:style-name="P5"><text:span text:style-name="Internet_20_link"><text:span text:style-name="T7"/></text:span></text:p>
      <text:p text:style-name="P4">1988-1991 6ο ΤΕΛ Αθηνών</text:p>
      <text:p text:style-name="P3">Πτυχίο Μηχανολόγου Βιομηχανικών Εγκαταστάσεων &amp; Παραγωγής</text:p>
      <text:p text:style-name="P7"><text:span text:style-name="Internet_20_link"><text:span text:style-name="T4"/></text:span></text:p>
      <text:p text:style-name="P11">Επαγγελματική Προϋπηρεσία</text:p>
      <text:p text:style-name="P3"/>
      <text:p text:style-name="P4">2011-Παρόν</text:p>
      <text:p text:style-name="P4">Ελεύθερος Επαγγελματίας</text:p>
      <text:p text:style-name="P4"/>
      <text:p text:style-name="P4">2006-2009 ΑΣΠΙΣ ΑΕΓΑ</text:p>
      <text:p text:style-name="P4">Λογιστήριο</text:p>
      <text:p text:style-name="P4"/>
      <text:p text:style-name="P2"><text:span text:style-name="T1">1997-2006 </text:span><text:span text:style-name="T2">Commercial</text:span><text:span text:style-name="T1"> </text:span><text:span text:style-name="T2">Union</text:span><text:span text:style-name="T1"> </text:span><text:span text:style-name="T2">Life</text:span><text:span text:style-name="T1"> ΑΕΑΖ</text:span></text:p>
      <text:p text:style-name="P4">Τμήμα Αμοιβαίων Κεφαλαίων</text:p>
      <text:p text:style-name="P4"/>
      <text:p text:style-name="P4">1996-1997 Εικονότυπο ΑΕ</text:p>
      <text:p text:style-name="P2"><text:span text:style-name="T1">Σελιδοποίηση - </text:span><text:span text:style-name="T2">DTP</text:span></text:p>
      <text:p text:style-name="P4"/>
      <text:p text:style-name="P1"><text:span text:style-name="T1">1991-1992 </text:span><text:span text:style-name="T2">CIGNA</text:span><text:span text:style-name="T1"> ΕΛΛΑΣ ΑΑΕ</text:span></text:p>
      <text:p text:style-name="P3">Λογιστήριο - Διεκπεραίωση</text:p>
      <text:p text:style-name="P7"/>
      <text:p text:style-name="P11">Ξένες Γλώσσες</text:p>
      <text:p text:style-name="P3"/>
      <text:p text:style-name="P3">Αγγλικά, λίγα Γερμανικά</text:p>
      <text:p text:style-name="P11"/>
      <text:p text:style-name="P11">Ενδιαφέροντα</text:p>
      <text:p text:style-name="P3"/>
      <text:p text:style-name="P3">Αθλητισμός, Μουσική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MS Mincho" svg:font-family="'MS Mincho', 'ＭＳ 明朝'" style:font-family-generic="modern"/>
    <style:font-face style:name="Roboto" svg:font-family="Robot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Verdana" style:font-size-asian="12pt" style:language-asian="zh" style:country-asian="CN" style:font-name-complex="Verdan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Verdana" style:font-size-asian="12pt" style:language-asian="zh" style:country-asian="CN" style:font-name-complex="Verdan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letter-kerning="true" style:font-name-asian="Arial Unicode MS" style:font-family-asian="'Arial Unicode MS'" style:font-family-generic-asian="swiss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WW8Num1z0" style:family="text">
      <style:text-properties style:font-name="Symbol" fo:font-family="Symbol" style:font-family-generic="roman" style:font-pitch="variable" style:font-charset="x-symbol" fo:language="en" fo:country="US" style:font-name-complex="OpenSymbol" style:font-family-complex="OpenSymbol, 'Arial Unicode MS'"/>
    </style:style>
    <style:style style:name="WW8Num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solid" draw:fill-color="#ffffff" draw:opacity="100%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10T13:42:00</meta:creation-date>
    <dc:date>2019-02-11T03:54:06.151687653</dc:date>
    <meta:editing-cycles>32</meta:editing-cycles>
    <meta:editing-duration>PT3H48M23S</meta:editing-duration>
    <meta:generator>LibreOffice/6.1.4.2$Linux_X86_64 LibreOffice_project/10$Build-2</meta:generator>
    <meta:document-statistic meta:table-count="0" meta:image-count="0" meta:object-count="0" meta:page-count="1" meta:paragraph-count="30" meta:word-count="113" meta:character-count="884" meta:non-whitespace-character-count="801"/>
  </office:meta>
</office:document-meta>
</file>